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0c0c0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280099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gradient" draw:fill-gradient-name="Linear_20_blue_2f_whit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ff0000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5pt" fo:font-weight="bold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color="#ffffff" fo:font-family="'Arial Narrow Bold'" style:font-style-name="Bold" style:font-family-generic="swiss" style:font-pitch="variable" fo:font-size="15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15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family="Symbol" style:font-family-generic="swiss" style:font-pitch="variable" style:font-family-asian="Symbol" style:font-family-generic-asian="swiss" style:font-pitch-asian="variable" style:font-family-complex="Symbol" style:font-family-generic-complex="swiss" style:font-pitch-complex="variable"/>
    </style:style>
    <style:style style:name="T3" style:family="text">
      <style:text-properties fo:font-family="'Arial Narrow'" style:font-style-name="Regular" style:font-family-generic="swiss" style:font-pitch="variable" fo:font-size="15pt" style:font-size-asian="18pt" style:font-size-complex="18pt"/>
    </style:style>
    <style:style style:name="T4" style:family="text">
      <style:text-properties fo:font-family="'Arial Narrow'" style:font-style-name="Regular" style:font-family-generic="swiss" style:font-pitch="variable" fo:font-size="15pt" style:font-size-asian="18pt" style:font-size-complex="18pt"/>
    </style:style>
    <style:style style:name="T5" style:family="text">
      <style:text-properties fo:font-family="'Arial Narrow'" style:font-style-name="Regular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492cm" svg:height="13.335cm" svg:x="1.626cm" svg:y="6.706cm">
          <text:p text:style-name="P1">Namesp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7cm" svg:height="13.335cm" svg:x="5.436cm" svg:y="6.706cm">
          <text:p text:style-name="P1">MS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7cm" svg:height="13.335cm" svg:x="9.881cm" svg:y="6.706cm">
          <text:p text:style-name="P1">File Syste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97cm" svg:height="13.335cm" svg:x="14.326cm" svg:y="6.706cm">
          <text:p text:style-name="P1">Storage Element<text:line-break/>Grid Interfa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62cm" svg:height="13.335cm" svg:x="20.041cm" svg:y="6.706cm">
          <text:p text:style-name="P1">Wide Area</text:p>
          <text:p text:style-name="P1">Data Movement</text:p>
          <draw:enhanced-geometry svg:viewBox="0 0 21600 21600" draw:type="rectangle" draw:enhanced-path="M 0 0 L 21600 0 21600 21600 0 21600 0 0 Z N"/>
        </draw:custom-shape>
        <draw:custom-shape draw:style-name="gr2" draw:text-style-name="P2" draw:id="id12" draw:layer="layout" svg:width="3.493cm" svg:height="0.635cm" svg:x="10.198cm" svg:y="9.881cm">
          <text:p text:style-name="P2"><text:span text:style-name="T1">POSIX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8" draw:layer="layout" svg:width="4.763cm" svg:height="6.985cm" svg:x="14.643cm" svg:y="8.611cm">
          <text:p text:style-name="P3">FNAL SRM<text:line-break/>Implementation</text:p>
          <text:p text:style-name="P3"><text:span text:style-name="T2">❦</text:span></text:p>
          <text:p text:style-name="P3"><text:span text:style-name="T3">Scheduler</text:span><text:span text:style-name="T3"><text:line-break/></text:span><text:span text:style-name="T3">Persistent State</text:span><text:span text:style-name="T3"><text:line-break/></text:span><text:span text:style-name="T3">Robust Transfers</text:span><text:span text:style-name="T3"><text:line-break/></text:span><text:span text:style-name="T3">Space Reserv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6" draw:layer="layout" svg:width="2.858cm" svg:height="1.27cm" svg:x="1.943cm" svg:y="8.611cm">
          <text:p text:style-name="P4">PNF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draw:id="id11" draw:layer="layout" svg:width="4.128cm" svg:height="5.715cm" svg:x="20.358cm" svg:y="10.516cm">
          <text:p text:style-name="P3">Advanced Networks</text:p>
          <text:p text:style-name="P3"><text:span text:style-name="T4">Light Paths: Scheduled, Very-High Bandwid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id="id10" draw:layer="layout" svg:width="4.128cm" svg:height="1.587cm" svg:x="20.358cm" svg:y="8.611cm">
          <text:p text:style-name="P4">GridFTP</text:p>
          <text:p text:style-name="P4"><text:span text:style-name="T5">(deprecated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id="id9" draw:layer="layout" svg:width="3.493cm" svg:height="2.54cm" svg:x="10.198cm" svg:y="13.056cm">
          <text:p text:style-name="P4">UNIX file syste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4" draw:id="id7" draw:layer="layout" svg:width="3.493cm" svg:height="1.27cm" svg:x="10.198cm" svg:y="8.611cm">
          <text:p text:style-name="P4">dCach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id="id5" draw:layer="layout" svg:width="3.493cm" svg:height="1.27cm" svg:x="5.753cm" svg:y="8.611cm">
          <text:p text:style-name="P4">Enst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4" draw:layer="layout" svg:width="3.493cm" svg:height="0.635cm" svg:x="10.198cm" svg:y="15.596cm">
          <text:p text:style-name="P2"><text:span text:style-name="T1">POSIX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4.763cm" svg:height="0.635cm" svg:x="14.643cm" svg:y="15.596cm">
          <text:p text:style-name="P2"><text:span text:style-name="T1">SRM A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draw:id="id3" draw:layer="layout" svg:width="3.493cm" svg:height="1.27cm" svg:x="10.198cm" svg:y="17.501cm">
          <text:p text:style-name="P4">Applic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4" draw:id="id1" draw:layer="layout" svg:width="4.763cm" svg:height="2.222cm" svg:x="14.643cm" svg:y="17.501cm">
          <text:p text:style-name="P4">Framework or </text:p>
          <text:p text:style-name="P4">Applic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svg:x1="17.024cm" svg:y1="17.501cm" svg:x2="17.024cm" svg:y2="16.231cm" draw:start-shape="id1" draw:start-glue-point="4" draw:end-shape="id2" draw:end-glue-point="6">
          <text:p/>
        </draw:connector>
        <draw:connector draw:style-name="gr10" draw:text-style-name="P5" draw:layer="layout" svg:x1="11.944cm" svg:y1="17.501cm" svg:x2="11.944cm" svg:y2="16.231cm" draw:start-shape="id3" draw:start-glue-point="4" draw:end-shape="id4" draw:end-glue-point="6">
          <text:p/>
        </draw:connector>
        <draw:connector draw:style-name="gr10" draw:text-style-name="P5" draw:layer="layout" svg:x1="5.753cm" svg:y1="9.245cm" svg:x2="4.801cm" svg:y2="9.245cm" draw:start-shape="id5" draw:start-glue-point="5" draw:end-shape="id6" draw:end-glue-point="7">
          <text:p/>
        </draw:connector>
        <draw:connector draw:style-name="gr10" draw:text-style-name="P5" draw:layer="layout" svg:x1="10.198cm" svg:y1="9.245cm" svg:x2="9.246cm" svg:y2="9.245cm" draw:start-shape="id7" draw:start-glue-point="5" draw:end-shape="id5" draw:end-glue-point="7">
          <text:p/>
        </draw:connector>
        <draw:connector draw:style-name="gr10" draw:text-style-name="P5" draw:layer="layout" draw:line-skew="0.159cm" svg:x1="14.643cm" svg:y1="12.103cm" svg:x2="13.691cm" svg:y2="9.245cm" draw:start-shape="id8" draw:start-glue-point="5" draw:end-shape="id7" draw:end-glue-point="7">
          <text:p/>
        </draw:connector>
        <draw:connector draw:style-name="gr10" draw:text-style-name="P5" draw:layer="layout" draw:line-skew="0.159cm" svg:x1="14.643cm" svg:y1="12.103cm" svg:x2="13.691cm" svg:y2="14.325cm" draw:start-shape="id8" draw:start-glue-point="5" draw:end-shape="id9" draw:end-glue-point="7">
          <text:p/>
        </draw:connector>
        <draw:connector draw:style-name="gr11" draw:text-style-name="P5" draw:layer="layout" draw:line-skew="-0.159cm" svg:x1="19.406cm" svg:y1="12.103cm" svg:x2="20.358cm" svg:y2="9.404cm" draw:start-shape="id8" draw:start-glue-point="7" draw:end-shape="id10" draw:end-glue-point="5">
          <text:p/>
        </draw:connector>
        <draw:connector draw:style-name="gr10" draw:text-style-name="P5" draw:layer="layout" draw:line-skew="-0.159cm" svg:x1="19.406cm" svg:y1="12.103cm" svg:x2="20.358cm" svg:y2="13.372cm" draw:start-shape="id8" draw:start-glue-point="7" draw:end-shape="id11" draw:end-glue-point="5">
          <text:p/>
        </draw:connector>
        <draw:connector draw:style-name="gr10" draw:text-style-name="P5" draw:layer="layout" draw:line-skew="0cm -2.223cm" svg:x1="10.198cm" svg:y1="18.135cm" svg:x2="11.944cm" svg:y2="10.516cm" draw:start-shape="id3" draw:start-glue-point="5" draw:end-shape="id12" draw:end-glue-point="6">
          <text:p/>
        </draw:connector>
        <draw:connector draw:style-name="gr10" draw:text-style-name="P5" draw:layer="layout" draw:line-skew="-0.135cm" svg:x1="11.944cm" svg:y1="8.611cm" svg:x2="3.371cm" svg:y2="8.611cm" draw:start-shape="id7" draw:start-glue-point="4" draw:end-shape="id6" draw:end-glue-point="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7" draw:display-name="Gradient 7" draw:style="linear" draw:start-color="#ffff66" draw:end-color="#cc6633" draw:start-intensity="100%" draw:end-intensity="100%" draw:angle="45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Forrest Christian</meta:initial-creator>
    <meta:creation-date>2006-10-31T17:49:51</meta:creation-date>
    <dc:creator>Forrest Christian</dc:creator>
    <dc:date>2006-10-31T18:32:12</dc:date>
    <dc:language>en-US</dc:language>
    <meta:editing-cycles>3</meta:editing-cycles>
    <meta:editing-duration>PT42M25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